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emeTag.getNoSuchMessageExceptionDescription( NoSuchMessag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emeTag.getMessag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